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 Sans" svg:font-family="'Open Sans'" style:font-family-generic="swiss" style:font-pitch="variable"/>
  </office:font-face-decls>
  <office:automatic-styles>
    <style:style style:name="P1" style:family="paragraph" style:parent-style-name="Standard">
      <style:text-properties style:font-name="Open Sans" fo:font-size="10pt" fo:language="pt" fo:country="BR" fo:font-weight="bold" fo:background-color="#cccccc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Open Sans" fo:font-size="10pt" fo:language="pt" fo:country="BR" fo:font-weight="bold" style:font-size-asian="10pt" style:font-weight-asian="bold" style:font-size-complex="10pt"/>
    </style:style>
    <style:style style:name="P3" style:family="paragraph" style:parent-style-name="Standard">
      <style:text-properties style:font-name="Open Sans" fo:font-size="10pt" fo:language="pt" fo:country="BR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Open Sans" fo:font-size="10pt" fo:language="pt" fo:country="BR" fo:background-color="#cccccc" style:font-size-asian="10pt" style:font-size-complex="10pt"/>
    </style:style>
    <style:style style:name="P5" style:family="paragraph" style:parent-style-name="Standard">
      <style:text-properties style:font-name="Open Sans" fo:font-size="10pt" fo:language="pt" fo:country="BR" style:font-size-asian="10pt" style:font-size-complex="10pt"/>
    </style:style>
    <style:style style:name="P6" style:family="paragraph" style:parent-style-name="Standard">
      <style:text-properties style:font-name="Open Sans" fo:font-size="10pt" style:font-size-asian="10pt" style:font-size-complex="10pt"/>
    </style:style>
    <style:style style:name="P7" style:family="paragraph" style:parent-style-name="Standard">
      <style:text-properties style:font-name="Open Sans" fo:font-size="10pt" fo:font-weight="bold" fo:background-color="#cccccc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Open Sans" fo:font-size="10pt" fo:background-color="#cccccc" style:font-size-asian="10pt" style:font-size-complex="10pt"/>
    </style:style>
    <style:style style:name="P9" style:family="paragraph" style:parent-style-name="Standard">
      <style:text-properties fo:color="#ff0000" style:font-name="Open Sans" fo:font-size="7pt" fo:language="pt" fo:country="BR" fo:font-weight="bold" style:font-size-asian="7pt" style:font-weight-asian="bold" style:font-size-complex="10pt"/>
    </style:style>
    <style:style style:name="P10" style:family="paragraph" style:parent-style-name="Normal">
      <style:text-properties fo:color="#ff0000" style:font-name="Calibri" fo:font-size="8pt" fo:language="pt" fo:country="BR" fo:font-weight="bold" style:font-size-asian="8pt" style:font-weight-asian="bold"/>
    </style:style>
    <style:style style:name="P11" style:family="paragraph" style:parent-style-name="Standard" style:master-page-name="MP0">
      <style:paragraph-properties style:page-number="auto" fo:break-before="page"/>
      <style:text-properties style:font-name="Open Sans" fo:font-size="10pt" style:font-size-asian="10pt" style:font-size-complex="10pt"/>
    </style:style>
    <style:style style:name="P12" style:family="paragraph" style:parent-style-name="Standard">
      <style:text-properties style:font-name="Open Sans" fo:font-size="10pt" fo:language="pt" fo:country="BR" style:font-size-asian="10pt" style:font-size-complex="10pt"/>
    </style:style>
    <style:style style:name="P13" style:family="paragraph" style:parent-style-name="Standard">
      <style:text-properties style:font-name="Open Sans" fo:font-size="10pt" fo:language="pt" fo:country="BR" fo:font-weight="normal" style:font-size-asian="10pt" style:font-weight-asian="normal" style:font-size-complex="10pt" style:font-weight-complex="normal"/>
    </style:style>
    <style:style style:name="T1" style:family="text">
      <style:text-properties style:font-name="Open Sans" fo:font-size="10pt" fo:language="pt" fo:country="BR" fo:font-weight="bold" style:font-size-asian="10pt" style:font-weight-asian="bold" style:font-size-complex="10pt"/>
    </style:style>
    <style:style style:name="T2" style:family="text">
      <style:text-properties style:font-name="Open Sans" fo:font-size="10pt" fo:language="pt" fo:country="BR" fo:font-weight="bold" style:font-size-asian="10pt" style:font-weight-asian="bold" style:font-size-complex="10pt" style:font-weight-complex="bold"/>
    </style:style>
    <style:style style:name="T3" style:family="text">
      <style:text-properties style:font-name="Open Sans" fo:font-size="10pt" fo:language="pt" fo:country="BR" style:font-size-asian="10pt" style:font-size-complex="10pt"/>
    </style:style>
    <style:style style:name="T4" style:family="text">
      <style:text-properties style:font-name="Open Sans" fo:font-size="10pt" style:font-size-asian="10pt" style:language-asian="en" style:country-asian="US" style:font-size-complex="10pt" style:language-complex="ar" style:country-complex="SA"/>
    </style:style>
    <style:style style:name="T5" style:family="text">
      <style:text-properties style:font-name="Open Sans" fo:font-size="10pt" style:font-size-asian="10pt" style:font-size-complex="10pt"/>
    </style:style>
    <style:style style:name="T6" style:family="text">
      <style:text-properties style:font-name="Open Sans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ff0000" style:font-name="Open Sans" fo:font-size="10pt" fo:language="pt" fo:country="BR" fo:font-weight="bold" style:font-size-asian="10pt" style:font-weight-asian="bold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3"/>
      <text:p text:style-name="P1">-------------------------------------------------------------------------------------------------------</text:p>
      <text:p text:style-name="P4">Slides_10_excecões.pdf <text:s text:c="85"/></text:p>
      <text:p text:style-name="P1">-------------------------------------------------------------------------------------------------------</text:p>
      <text:p text:style-name="P5"/>
      <text:p text:style-name="Standard"><text:span text:style-name="Fonte_20_parág._20_padrão"><text:span text:style-name="T2">Slide 06 </text:span></text:span><text:span text:style-name="Fonte_20_parág._20_padrão"><text:span text:style-name="T3">- implementar try com recursos (cerca de 12 min)</text:span></text:span></text:p>
      <text:p text:style-name="P5"/>
      <text:p text:style-name="P5"/>
      <text:p text:style-name="Standard"><text:span text:style-name="Fonte_20_parág._20_padrão"><text:span text:style-name="T2">Slide 07</text:span></text:span><text:span text:style-name="Fonte_20_parág._20_padrão"><text:span text:style-name="T3"> - implementar throw e trhows (cerca de 15 min)</text:span></text:span></text:p>
      <text:p text:style-name="P10">==================== fim aula 07 (de 08) t6 ====================</text:p>
      <text:p text:style-name="P5"><text:s/>Implementar primeira parte do "Exercício M F - lançar execption.txt"</text:p>
      <text:p text:style-name="P5"/>
      <text:p text:style-name="P5">-----------------</text:p>
      <text:p text:style-name="P5">Implemente um programa que verifique se uma letra digitada é igual a "F" ou "M", </text:p>
      <text:p text:style-name="P5">conforme a letra escrever "F - Feminino", "M - Masculino" ou "Sexo inválido" </text:p>
      <text:p text:style-name="P5">caso seja digitado uma letra diferente das duas citadas<text:tab/></text:p>
      <text:p text:style-name="P5">(pesquisar no google, "comparar String java")</text:p>
      <text:p text:style-name="P5"/>
      <text:p text:style-name="P5">no caso de "sexo inválido" lançar um Exception</text:p>
      <text:p text:style-name="P5"/>
      <text:p text:style-name="P6">throw new Exception("Sexo inválido");</text:p>
      <text:p text:style-name="P5">-----------------</text:p>
      <text:p text:style-name="P6"/>
      <text:p text:style-name="P6"/>
      <text:p text:style-name="Standard"><text:span text:style-name="Fonte_20_parág._20_padrão"><text:span text:style-name="T2">Slide 09 </text:span></text:span><text:span text:style-name="Fonte_20_parág._20_padrão"><text:span text:style-name="T3">- implementar criar própria exceção e incluir no ex anterior (cerca de 15 min)</text:span></text:span></text:p>
      <text:p text:style-name="P5"><text:s/>Concluir implementação "Exercício M F - lançar execption.txt"</text:p>
      <text:p text:style-name="P5"/>
      <text:p text:style-name="P5">-----------------</text:p>
      <text:p text:style-name="P5">Agora, no caso de "sexo inválido" lançar sua própria exceção: "SexoInvalidoExeption()"</text:p>
      <text:p text:style-name="P6">&gt;&gt; throw new SexoInvalidoExeption();</text:p>
      <text:p text:style-name="P6"/>
      <text:p text:style-name="P6">public class SaldoInsuficienteException extends Exception {</text:p>
      <text:p text:style-name="Standard"><text:span text:style-name="Fonte_20_parág._20_padrão"><text:span text:style-name="T5"><text:tab/></text:span></text:span><text:span text:style-name="Fonte_20_parág._20_padrão"><text:span text:style-name="T3">public SaldoInsuficienteException() {</text:span></text:span></text:p>
      <text:p text:style-name="P5"><text:tab/><text:tab/>super("Saldo insuficiente.");</text:p>
      <text:p text:style-name="P5"><text:tab/>}</text:p>
      <text:p text:style-name="P5"/>
      <text:p text:style-name="P5"><text:tab/>public SaldoInsuficienteException( String mensagem ) {</text:p>
      <text:p text:style-name="P5"><text:tab/><text:tab/>super(mensagem);</text:p>
      <text:p text:style-name="P5"><text:tab/>}</text:p>
      <text:p text:style-name="P5">}</text:p>
      <text:p text:style-name="P5">-----------------</text:p>
      <text:p text:style-name="P5"/>
      <text:p text:style-name="P5"/>
      <text:p text:style-name="P7">-------------------------------------------------------------------------------------------------------</text:p>
      <text:p text:style-name="P8">Slides_11_java_collections.pdf <text:s text:c="73"/></text:p>
      <text:p text:style-name="P7">-------------------------------------------------------------------------------------------------------</text:p>
      <text:p text:style-name="P6"/>
      <text:p text:style-name="Standard"><text:span text:style-name="Fonte_20_parág._20_padrão"><text:span text:style-name="T6">Slide 04 - </text:span></text:span><text:span text:style-name="Fonte_20_parág._20_padrão"><text:span text:style-name="T5">implemetar</text:span></text:span></text:p>
      <text:p text:style-name="Standard"><text:span text:style-name="Fonte_20_parág._20_padrão"><text:span text:style-name="T5"><text:s/></text:span></text:span><text:span text:style-name="Fonte_20_parág._20_padrão"><text:span text:style-name="T3">TesteArrayList.java</text:span></text:span></text:p>
      <text:p text:style-name="P5"><text:s/></text:p>
      <text:p text:style-name="Standard"><text:span text:style-name="Fonte_20_parág._20_padrão"><text:span text:style-name="T2">Slide 05 - </text:span></text:span><text:span text:style-name="Fonte_20_parág._20_padrão"><text:span text:style-name="T3">implemetar</text:span></text:span></text:p>
      <text:p text:style-name="P5"><text:s/>use o map.get(chave) para recuparar os valores</text:p>
      <text:p text:style-name="P5"/>
      <text:p text:style-name="P5"><text:soft-page-break/><text:s/>ContainsKey.java</text:p>
      <text:p text:style-name="P5"/>
      <text:p text:style-name="P5"/>
      <text:p text:style-name="Standard"><text:span text:style-name="Fonte_20_parág._20_padrão"><text:span text:style-name="T2">Slide 07 - </text:span></text:span><text:span text:style-name="Fonte_20_parág._20_padrão"><text:span text:style-name="T3">implemetar</text:span></text:span></text:p>
      <text:p text:style-name="P5"><text:s/></text:p>
      <text:p text:style-name="Standard"><text:span text:style-name="Fonte_20_parág._20_padrão"><text:span text:style-name="T2">Slide 09 - </text:span></text:span><text:span text:style-name="Fonte_20_parág._20_padrão"><text:span text:style-name="T3">implemetar</text:span></text:span></text:p>
      <text:p text:style-name="P5"><text:s/>crie outros ArrayLists que receba outros tipois de valores</text:p>
      <text:p text:style-name="P5"/>
      <text:p text:style-name="P5"><text:s/>crie um hashMap com chave do tipo String e valor do tipo Integer e</text:p>
      <text:p text:style-name="P5"><text:s/>adicione alguns elementos nessa coleção de dados</text:p>
      <text:p text:style-name="P5"/>
      <text:p text:style-name="P5"><text:s/>percorra e exiba seus valores</text:p>
      <text:p text:style-name="P5"/>
      <text:p text:style-name="P5"><text:tab/>Exemplo para percorrer um HashMap()</text:p>
      <text:p text:style-name="Standard"><text:span text:style-name="Fonte_20_parág._20_padrão"><text:span text:style-name="T3"><text:tab/></text:span></text:span><text:span text:style-name="Fonte_20_parág._20_padrão"><text:span text:style-name="T5">for (String chave : mapa.keySet()){</text:span></text:span></text:p>
      <text:p text:style-name="P6"/>
      <text:p text:style-name="P6"/>
      <text:p text:style-name="Standard"><text:span text:style-name="Fonte_20_parág._20_padrão"><text:span text:style-name="T6">Slide 11 - </text:span></text:span><text:span text:style-name="Fonte_20_parág._20_padrão"><text:span text:style-name="T5">implemetar</text:span></text:span></text:p>
      <text:p text:style-name="P6"/>
      <text:p text:style-name="P6">"sort reverse java"</text:p>
      <text:p text:style-name="P6"/>
      <text:p text:style-name="P6">-------- hasMap</text:p>
      <text:p text:style-name="P6"><text:s text:c="2"/>Implementation: ArrayList implements List Interface while HashMap is an implementation of Map interface.</text:p>
      <text:p text:style-name="P6"/>
      <text:p text:style-name="Standard"><text:span text:style-name="Fonte_20_parág._20_padrão"><text:span text:style-name="T5"><text:s/></text:span></text:span><text:span text:style-name="Fonte_20_parág._20_padrão"><text:span text:style-name="T3">- implementas classe Detalhes.java (15 min)</text:span></text:span></text:p>
      <text:p text:style-name="P5"/>
      <text:p text:style-name="P5"/>
      <text:p text:style-name="P5"><text:s/>exercício: crie um método que retorne o nome da pessoa buscando pelo número de CPF</text:p>
      <text:p text:style-name="P5"><text:s text:c="4"/>cadastre as pessoas em um hashMap com chaves sendo o CPF (Long) e os valores sendo o Nome (não pode começar com 0)</text:p>
      <text:p text:style-name="P5"><text:s text:c="7"/>(20 min)</text:p>
      <text:p text:style-name="P5"/>
      <text:p text:style-name="Standard"><text:span text:style-name="Fonte_20_parág._20_padrão"><text:span text:style-name="T3"><text:s/>se não existir a pessoa cadastrada exibir mensagem "pessoa não encontrada nos registros do hashMap"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 Sans" svg:font-family="'Open San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_64 LibreOffice_project/ea7cb86e6eeb2bf3a5af73a8f7777ac570321527</meta:generator>
    <meta:creation-date>2019-06-15T14:37:00Z</meta:creation-date>
    <dc:date>2019-07-01T09:17:06.538000000</dc:date>
    <meta:editing-cycles>44</meta:editing-cycles>
    <meta:editing-duration>PT4H25M37S</meta:editing-duration>
    <meta:document-statistic meta:table-count="0" meta:image-count="0" meta:object-count="0" meta:page-count="2" meta:paragraph-count="56" meta:word-count="318" meta:character-count="2724" meta:non-whitespace-character-count="2260"/>
    <meta:template xlink:type="simple" xlink:actuate="onRequest" xlink:title="" xlink:href="Normal"/>
  </office:meta>
</office:document-meta>
</file>